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6.126cm"/>
    </style:style>
    <style:style style:name="co3" style:family="table-column">
      <style:table-column-properties fo:break-before="auto" style:column-width="6.071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1.524cm"/>
    </style:style>
    <style:style style:name="co6" style:family="table-column">
      <style:table-column-properties fo:break-before="auto" style:column-width="0.572cm"/>
    </style:style>
    <style:style style:name="co7" style:family="table-column">
      <style:table-column-properties fo:break-before="auto" style:column-width="6.154cm"/>
    </style:style>
    <style:style style:name="co8" style:family="table-column">
      <style:table-column-properties fo:break-before="auto" style:column-width="6.20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734cm"/>
    </style:style>
    <style:style style:name="co11" style:family="table-column">
      <style:table-column-properties fo:break-before="auto" style:column-width="6.2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8cm" svg:height="9.005cm" svg:x="0.137cm" svg:y="10.066cm">
            <draw:object draw:notify-on-update-of-ranges="Лист1.B3:Лист1.B22 Лист1.C3:Лист1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642cm" svg:y="10.087cm">
            <draw:object draw:notify-on-update-of-ranges="Лист1.G3:Лист1.G22 Лист1.H3:Лист1.H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79cm" svg:height="9.004cm" svg:x="36.38cm" svg:y="10.093cm">
            <draw:object draw:notify-on-update-of-ranges="Лист1.M3:Лист1.M22 Лист1.N3:Лист1.N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/>
          <table:table-cell table:style-name="ce1" office:value-type="string" calcext:value-type="string">
            <text:p>Counting sort</text:p>
          </table:table-cell>
          <table:table-cell table:number-columns-repeated="4"/>
          <table:table-cell table:style-name="ce1" office:value-type="string" calcext:value-type="string">
            <text:p>Merge sort</text:p>
          </table:table-cell>
          <table:table-cell table:number-columns-repeated="5"/>
          <table:table-cell table:style-name="ce1" office:value-type="string" calcext:value-type="string">
            <text:p>Bubble sort</text:p>
          </table:table-cell>
          <table:table-cell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Количество элементов в массиве</text:p>
          </table:table-cell>
          <table:table-cell table:style-name="ce1" office:value-type="string" calcext:value-type="string">
            <text:p>Время выполнения алгоритма, с</text:p>
          </table:table-cell>
          <table:table-cell table:number-columns-repeated="2"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Количество элементов в массиве</text:p>
          </table:table-cell>
          <table:table-cell table:style-name="ce1" office:value-type="string" calcext:value-type="string">
            <text:p>Время выполнения алгоритма, с</text:p>
          </table:table-cell>
          <table:table-cell table:number-columns-repeated="3"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Количество элементов в массиве</text:p>
          </table:table-cell>
          <table:table-cell table:style-name="ce1" office:value-type="string" calcext:value-type="string">
            <text:p>Время выполнения алгоритма, с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0948" calcext:value-type="float">
            <text:p>0,0009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6872" calcext:value-type="float">
            <text:p>0,00687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5.401573" calcext:value-type="float">
            <text:p>5,4015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1841" calcext:value-type="float">
            <text:p>0,0018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4141" calcext:value-type="float">
            <text:p>0,01414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22.420844" calcext:value-type="float">
            <text:p>22,4208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002025" calcext:value-type="float">
            <text:p>0,0020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0256" calcext:value-type="float">
            <text:p>0,025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50000" calcext:value-type="float">
            <text:p>150000</text:p>
          </table:table-cell>
          <table:table-cell office:value-type="float" office:value="51.430129" calcext:value-type="float">
            <text:p>51,4301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0027" calcext:value-type="float">
            <text:p>0,00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02927" calcext:value-type="float">
            <text:p>0,0292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00000" calcext:value-type="float">
            <text:p>200000</text:p>
          </table:table-cell>
          <table:table-cell office:value-type="float" office:value="93.301329" calcext:value-type="float">
            <text:p>93,3013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000" calcext:value-type="float">
            <text:p>250000</text:p>
          </table:table-cell>
          <table:table-cell office:value-type="float" office:value="0.003383" calcext:value-type="float">
            <text:p>0,00338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0000" calcext:value-type="float">
            <text:p>250000</text:p>
          </table:table-cell>
          <table:table-cell office:value-type="float" office:value="0.038071" calcext:value-type="float">
            <text:p>0,03807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0000" calcext:value-type="float">
            <text:p>250000</text:p>
          </table:table-cell>
          <table:table-cell office:value-type="float" office:value="146.89914" calcext:value-type="float">
            <text:p>146,899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004064" calcext:value-type="float">
            <text:p>0,00406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050956" calcext:value-type="float">
            <text:p>0,05095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00000" calcext:value-type="float">
            <text:p>300000</text:p>
          </table:table-cell>
          <table:table-cell office:value-type="float" office:value="212.647629" calcext:value-type="float">
            <text:p>212,6476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0000" calcext:value-type="float">
            <text:p>350000</text:p>
          </table:table-cell>
          <table:table-cell office:value-type="float" office:value="0.004341" calcext:value-type="float">
            <text:p>0,00434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50000" calcext:value-type="float">
            <text:p>350000</text:p>
          </table:table-cell>
          <table:table-cell office:value-type="float" office:value="0.054001" calcext:value-type="float">
            <text:p>0,0540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0000" calcext:value-type="float">
            <text:p>350000</text:p>
          </table:table-cell>
          <table:table-cell office:value-type="float" office:value="291.67731" calcext:value-type="float">
            <text:p>291,677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005124" calcext:value-type="float">
            <text:p>0,00512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063303" calcext:value-type="float">
            <text:p>0,06330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00000" calcext:value-type="float">
            <text:p>400000</text:p>
          </table:table-cell>
          <table:table-cell office:value-type="float" office:value="380.384191" calcext:value-type="float">
            <text:p>380,3841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0000" calcext:value-type="float">
            <text:p>450000</text:p>
          </table:table-cell>
          <table:table-cell office:value-type="float" office:value="0.005933" calcext:value-type="float">
            <text:p>0,00593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50000" calcext:value-type="float">
            <text:p>450000</text:p>
          </table:table-cell>
          <table:table-cell office:value-type="float" office:value="0.069499" calcext:value-type="float">
            <text:p>0,06949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50000" calcext:value-type="float">
            <text:p>450000</text:p>
          </table:table-cell>
          <table:table-cell office:value-type="float" office:value="488.798916" calcext:value-type="float">
            <text:p>488,7989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06231" calcext:value-type="float">
            <text:p>0,00623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84368" calcext:value-type="float">
            <text:p>0,08436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594.210778" calcext:value-type="float">
            <text:p>594,2107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0000" calcext:value-type="float">
            <text:p>550000</text:p>
          </table:table-cell>
          <table:table-cell office:value-type="float" office:value="0.006626" calcext:value-type="float">
            <text:p>0,00662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50000" calcext:value-type="float">
            <text:p>550000</text:p>
          </table:table-cell>
          <table:table-cell office:value-type="float" office:value="0.086921" calcext:value-type="float">
            <text:p>0,08692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50000" calcext:value-type="float">
            <text:p>550000</text:p>
          </table:table-cell>
          <table:table-cell office:value-type="float" office:value="735.960617" calcext:value-type="float">
            <text:p>735,9606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007042" calcext:value-type="float">
            <text:p>0,00704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103794" calcext:value-type="float">
            <text:p>0,10379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00000" calcext:value-type="float">
            <text:p>600000</text:p>
          </table:table-cell>
          <table:table-cell office:value-type="float" office:value="860.368871" calcext:value-type="float">
            <text:p>860,3688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0000" calcext:value-type="float">
            <text:p>650000</text:p>
          </table:table-cell>
          <table:table-cell office:value-type="float" office:value="0.007894" calcext:value-type="float">
            <text:p>0,00789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50000" calcext:value-type="float">
            <text:p>650000</text:p>
          </table:table-cell>
          <table:table-cell office:value-type="float" office:value="0.117984" calcext:value-type="float">
            <text:p>0,11798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0000" calcext:value-type="float">
            <text:p>650000</text:p>
          </table:table-cell>
          <table:table-cell office:value-type="float" office:value="1010.805623" calcext:value-type="float">
            <text:p>1010,8056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008712" calcext:value-type="float">
            <text:p>0,00871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118943" calcext:value-type="float">
            <text:p>0,11894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00000" calcext:value-type="float">
            <text:p>700000</text:p>
          </table:table-cell>
          <table:table-cell office:value-type="float" office:value="1207.572962" calcext:value-type="float">
            <text:p>1207,5729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.00902" calcext:value-type="float">
            <text:p>0,0090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.138067" calcext:value-type="float">
            <text:p>0,13806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423.433128" calcext:value-type="float">
            <text:p>1423,4331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010128" calcext:value-type="float">
            <text:p>0,01012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131456" calcext:value-type="float">
            <text:p>0,13145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00000" calcext:value-type="float">
            <text:p>800000</text:p>
          </table:table-cell>
          <table:table-cell office:value-type="float" office:value="1588.206184" calcext:value-type="float">
            <text:p>1588,2061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0000" calcext:value-type="float">
            <text:p>850000</text:p>
          </table:table-cell>
          <table:table-cell office:value-type="float" office:value="0.010651" calcext:value-type="float">
            <text:p>0,01065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50000" calcext:value-type="float">
            <text:p>850000</text:p>
          </table:table-cell>
          <table:table-cell office:value-type="float" office:value="0.139568" calcext:value-type="float">
            <text:p>0,13956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50000" calcext:value-type="float">
            <text:p>850000</text:p>
          </table:table-cell>
          <table:table-cell office:value-type="float" office:value="1754.16281" calcext:value-type="float">
            <text:p>1754,162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0000" calcext:value-type="float">
            <text:p>900000</text:p>
          </table:table-cell>
          <table:table-cell office:value-type="float" office:value="0.011444" calcext:value-type="float">
            <text:p>0,01144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00000" calcext:value-type="float">
            <text:p>900000</text:p>
          </table:table-cell>
          <table:table-cell office:value-type="float" office:value="0.149527" calcext:value-type="float">
            <text:p>0,14952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00000" calcext:value-type="float">
            <text:p>900000</text:p>
          </table:table-cell>
          <table:table-cell office:value-type="float" office:value="1921.429397" calcext:value-type="float">
            <text:p>1921,4293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0000" calcext:value-type="float">
            <text:p>950000</text:p>
          </table:table-cell>
          <table:table-cell office:value-type="float" office:value="0.011988" calcext:value-type="float">
            <text:p>0,01198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950000" calcext:value-type="float">
            <text:p>950000</text:p>
          </table:table-cell>
          <table:table-cell office:value-type="float" office:value="0.170677" calcext:value-type="float">
            <text:p>0,17067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950000" calcext:value-type="float">
            <text:p>950000</text:p>
          </table:table-cell>
          <table:table-cell office:value-type="float" office:value="2071.055514" calcext:value-type="float">
            <text:p>2071,0555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12495" calcext:value-type="float">
            <text:p>0,01249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186227" calcext:value-type="float">
            <text:p>0,18622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92.740577" calcext:value-type="float">
            <text:p>2292,7405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05:00:34.247115125</meta:creation-date>
    <meta:editing-duration>PT5H11S</meta:editing-duration>
    <meta:editing-cycles>5</meta:editing-cycles>
    <meta:generator>LibreOffice/7.3.7.2$Linux_X86_64 LibreOffice_project/30$Build-2</meta:generator>
    <dc:date>2023-04-28T09:03:27.028809298</dc:date>
    <meta:document-statistic meta:table-count="1" meta:cell-count="19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1cm" svg:height="9.006cm" xlink:href=".." xlink:type="simple" chart:class="chart:scatter" chart:style-name="ch1">
        <chart:title svg:x="6.584cm" svg:y="0.316cm" chart:style-name="ch2">
          <text:p>Counting sort</text:p>
        </chart:title>
        <chart:legend chart:legend-position="end" svg:x="12.944cm" svg:y="4.204cm" style:legend-expansion="high" chart:style-name="ch3"/>
        <chart:plot-area chart:style-name="ch4" table:cell-range-address="Лист1.B3:Лист1.C22" svg:x="1.33cm" svg:y="1.275cm" svg:width="11.295cm" svg:height="6.57cm">
          <chart:coordinate-region svg:x="2.428cm" svg:y="1.475cm" svg:width="9.547cm" svg:height="5.723cm"/>
          <chart:axis chart:dimension="x" chart:name="primary-x" chart:style-name="ch5">
            <chart:title svg:x="4.446cm" svg:y="8.025cm" chart:style-name="ch6">
              <text:p>Количество элементов в массиве</text:p>
            </chart:title>
          </chart:axis>
          <chart:axis chart:dimension="y" chart:name="primary-y" chart:style-name="ch7">
            <chart:title svg:x="0.451cm" svg:y="7.025cm" chart:style-name="ch8">
              <text:p>Время выполнения алгоритма, с</text:p>
            </chart:title>
            <chart:grid chart:style-name="ch9" chart:class="major"/>
          </chart:axis>
          <chart:series chart:style-name="ch10" chart:values-cell-range-address="Лист1.C3:Лист1.C22" chart:class="chart:scatter">
            <chart:domain table:cell-range-address="Лист1.B3:Лист1.B22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Лист1.B3:Лист1.B22</svg:desc>
                </draw:g>
              </table:table-cell>
              <table:table-cell office:value-type="float" office:value="0.000948">
                <text:p>0.000948</text:p>
                <draw:g>
                  <svg:desc>Лист1.C3:Лист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0.001841">
                <text:p>0.001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0">
                <text:p>150000</text:p>
              </table:table-cell>
              <table:table-cell office:value-type="float" office:value="0.002025">
                <text:p>0.002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">
                <text:p>200000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">
                <text:p>250000</text:p>
              </table:table-cell>
              <table:table-cell office:value-type="float" office:value="0.003383">
                <text:p>0.003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0.004064">
                <text:p>0.004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0">
                <text:p>350000</text:p>
              </table:table-cell>
              <table:table-cell office:value-type="float" office:value="0.004341">
                <text:p>0.0043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0">
                <text:p>400000</text:p>
              </table:table-cell>
              <table:table-cell office:value-type="float" office:value="0.005124">
                <text:p>0.005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00">
                <text:p>450000</text:p>
              </table:table-cell>
              <table:table-cell office:value-type="float" office:value="0.005933">
                <text:p>0.0059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0">
                <text:p>500000</text:p>
              </table:table-cell>
              <table:table-cell office:value-type="float" office:value="0.006231">
                <text:p>0.0062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00">
                <text:p>550000</text:p>
              </table:table-cell>
              <table:table-cell office:value-type="float" office:value="0.006626">
                <text:p>0.0066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00">
                <text:p>600000</text:p>
              </table:table-cell>
              <table:table-cell office:value-type="float" office:value="0.007042">
                <text:p>0.0070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00">
                <text:p>650000</text:p>
              </table:table-cell>
              <table:table-cell office:value-type="float" office:value="0.007894">
                <text:p>0.0078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00">
                <text:p>700000</text:p>
              </table:table-cell>
              <table:table-cell office:value-type="float" office:value="0.008712">
                <text:p>0.0087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00">
                <text:p>750000</text:p>
              </table:table-cell>
              <table:table-cell office:value-type="float" office:value="0.00902">
                <text:p>0.009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00">
                <text:p>800000</text:p>
              </table:table-cell>
              <table:table-cell office:value-type="float" office:value="0.010128">
                <text:p>0.0101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00">
                <text:p>850000</text:p>
              </table:table-cell>
              <table:table-cell office:value-type="float" office:value="0.010651">
                <text:p>0.0106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00">
                <text:p>900000</text:p>
              </table:table-cell>
              <table:table-cell office:value-type="float" office:value="0.011444">
                <text:p>0.011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00">
                <text:p>950000</text:p>
              </table:table-cell>
              <table:table-cell office:value-type="float" office:value="0.011988">
                <text:p>0.0119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0">
                <text:p>1000000</text:p>
              </table:table-cell>
              <table:table-cell office:value-type="float" office:value="0.012495">
                <text:p>0.0124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45cm" svg:y="0.316cm" chart:style-name="ch2">
          <text:p>Merge sort</text:p>
        </chart:title>
        <chart:legend chart:legend-position="end" svg:x="12.963cm" svg:y="4.201cm" style:legend-expansion="high" chart:style-name="ch3"/>
        <chart:plot-area chart:style-name="ch4" table:cell-range-address="Лист1.G3:Лист1.H22" svg:x="1.331cm" svg:y="1.275cm" svg:width="11.312cm" svg:height="6.564cm">
          <chart:coordinate-region svg:x="2.243cm" svg:y="1.474cm" svg:width="9.75cm" svg:height="5.718cm"/>
          <chart:axis chart:dimension="x" chart:name="primary-x" chart:style-name="ch5">
            <chart:title svg:x="4.456cm" svg:y="8.019cm" chart:style-name="ch6">
              <text:p>Количество элементов в массиве</text:p>
            </chart:title>
          </chart:axis>
          <chart:axis chart:dimension="y" chart:name="primary-y" chart:style-name="ch7">
            <chart:title svg:x="0.451cm" svg:y="6.202cm" chart:style-name="ch8">
              <text:p>Время выполнения, с</text:p>
            </chart:title>
            <chart:grid chart:style-name="ch9" chart:class="major"/>
          </chart:axis>
          <chart:series chart:style-name="ch10" chart:values-cell-range-address="Лист1.H3:Лист1.H22" chart:class="chart:scatter">
            <chart:domain table:cell-range-address="Лист1.G3:Лист1.G22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Лист1.G3:Лист1.G22</svg:desc>
                </draw:g>
              </table:table-cell>
              <table:table-cell office:value-type="float" office:value="0.006872">
                <text:p>0.006872</text:p>
                <draw:g>
                  <svg:desc>Лист1.H3:Лист1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0.014141">
                <text:p>0.014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0">
                <text:p>150000</text:p>
              </table:table-cell>
              <table:table-cell office:value-type="float" office:value="0.0256">
                <text:p>0.0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">
                <text:p>200000</text:p>
              </table:table-cell>
              <table:table-cell office:value-type="float" office:value="0.02927">
                <text:p>0.029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">
                <text:p>250000</text:p>
              </table:table-cell>
              <table:table-cell office:value-type="float" office:value="0.038071">
                <text:p>0.038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0.050956">
                <text:p>0.0509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0">
                <text:p>350000</text:p>
              </table:table-cell>
              <table:table-cell office:value-type="float" office:value="0.054001">
                <text:p>0.054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0">
                <text:p>400000</text:p>
              </table:table-cell>
              <table:table-cell office:value-type="float" office:value="0.063303">
                <text:p>0.0633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00">
                <text:p>450000</text:p>
              </table:table-cell>
              <table:table-cell office:value-type="float" office:value="0.069499">
                <text:p>0.069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0">
                <text:p>500000</text:p>
              </table:table-cell>
              <table:table-cell office:value-type="float" office:value="0.084368">
                <text:p>0.0843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00">
                <text:p>550000</text:p>
              </table:table-cell>
              <table:table-cell office:value-type="float" office:value="0.086921">
                <text:p>0.086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00">
                <text:p>600000</text:p>
              </table:table-cell>
              <table:table-cell office:value-type="float" office:value="0.103794">
                <text:p>0.103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00">
                <text:p>650000</text:p>
              </table:table-cell>
              <table:table-cell office:value-type="float" office:value="0.117984">
                <text:p>0.117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00">
                <text:p>700000</text:p>
              </table:table-cell>
              <table:table-cell office:value-type="float" office:value="0.118943">
                <text:p>0.1189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00">
                <text:p>750000</text:p>
              </table:table-cell>
              <table:table-cell office:value-type="float" office:value="0.138067">
                <text:p>0.138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00">
                <text:p>800000</text:p>
              </table:table-cell>
              <table:table-cell office:value-type="float" office:value="0.131456">
                <text:p>0.1314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00">
                <text:p>850000</text:p>
              </table:table-cell>
              <table:table-cell office:value-type="float" office:value="0.139568">
                <text:p>0.1395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00">
                <text:p>900000</text:p>
              </table:table-cell>
              <table:table-cell office:value-type="float" office:value="0.149527">
                <text:p>0.1495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00">
                <text:p>950000</text:p>
              </table:table-cell>
              <table:table-cell office:value-type="float" office:value="0.170677">
                <text:p>0.170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0">
                <text:p>1000000</text:p>
              </table:table-cell>
              <table:table-cell office:value-type="float" office:value="0.186227">
                <text:p>0.1862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scatter" chart:style-name="ch1">
        <chart:title svg:x="6.782cm" svg:y="0.316cm" chart:style-name="ch2">
          <text:p>Bubble sort</text:p>
        </chart:title>
        <chart:legend chart:legend-position="end" svg:x="12.943cm" svg:y="4.203cm" style:legend-expansion="high" chart:style-name="ch3"/>
        <chart:plot-area chart:style-name="ch4" table:cell-range-address="Лист1.M3:Лист1.N22" svg:x="1.33cm" svg:y="1.275cm" svg:width="11.294cm" svg:height="6.569cm">
          <chart:coordinate-region svg:x="2.322cm" svg:y="1.474cm" svg:width="9.652cm" svg:height="5.723cm"/>
          <chart:axis chart:dimension="x" chart:name="primary-x" chart:style-name="ch5">
            <chart:title svg:x="4.446cm" svg:y="8.024cm" chart:style-name="ch6">
              <text:p>Количество элементов в массиве</text:p>
            </chart:title>
          </chart:axis>
          <chart:axis chart:dimension="y" chart:name="primary-y" chart:style-name="ch7">
            <chart:title svg:x="0.451cm" svg:y="7.024cm" chart:style-name="ch8">
              <text:p>Время выполнения алгоритма, с</text:p>
            </chart:title>
            <chart:grid chart:style-name="ch9" chart:class="major"/>
          </chart:axis>
          <chart:series chart:style-name="ch10" chart:values-cell-range-address="Лист1.N3:Лист1.N22" chart:class="chart:scatter">
            <chart:domain table:cell-range-address="Лист1.M3:Лист1.M22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M</text:p>
              </table:table-cell>
              <table:table-cell office:value-type="string">
                <text:p>Столбец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Лист1.M3:Лист1.M22</svg:desc>
                </draw:g>
              </table:table-cell>
              <table:table-cell office:value-type="float" office:value="5.401573">
                <text:p>5.401573</text:p>
                <draw:g>
                  <svg:desc>Лист1.N3:Лист1.N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22.420844">
                <text:p>22.420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0">
                <text:p>150000</text:p>
              </table:table-cell>
              <table:table-cell office:value-type="float" office:value="51.430129">
                <text:p>51.430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">
                <text:p>200000</text:p>
              </table:table-cell>
              <table:table-cell office:value-type="float" office:value="93.301329">
                <text:p>93.301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">
                <text:p>250000</text:p>
              </table:table-cell>
              <table:table-cell office:value-type="float" office:value="146.89914">
                <text:p>146.89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212.647629">
                <text:p>212.647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0">
                <text:p>350000</text:p>
              </table:table-cell>
              <table:table-cell office:value-type="float" office:value="291.67731">
                <text:p>291.67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0">
                <text:p>400000</text:p>
              </table:table-cell>
              <table:table-cell office:value-type="float" office:value="380.384191">
                <text:p>380.3841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00">
                <text:p>450000</text:p>
              </table:table-cell>
              <table:table-cell office:value-type="float" office:value="488.798916">
                <text:p>488.7989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0">
                <text:p>500000</text:p>
              </table:table-cell>
              <table:table-cell office:value-type="float" office:value="594.210778">
                <text:p>594.210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00">
                <text:p>550000</text:p>
              </table:table-cell>
              <table:table-cell office:value-type="float" office:value="735.960617">
                <text:p>735.9606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00">
                <text:p>600000</text:p>
              </table:table-cell>
              <table:table-cell office:value-type="float" office:value="860.368871">
                <text:p>860.3688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00">
                <text:p>650000</text:p>
              </table:table-cell>
              <table:table-cell office:value-type="float" office:value="1010.805623">
                <text:p>1010.8056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00">
                <text:p>700000</text:p>
              </table:table-cell>
              <table:table-cell office:value-type="float" office:value="1207.572962">
                <text:p>1207.5729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00">
                <text:p>750000</text:p>
              </table:table-cell>
              <table:table-cell office:value-type="float" office:value="1423.433128">
                <text:p>1423.4331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00">
                <text:p>800000</text:p>
              </table:table-cell>
              <table:table-cell office:value-type="float" office:value="1588.206184">
                <text:p>1588.2061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00">
                <text:p>850000</text:p>
              </table:table-cell>
              <table:table-cell office:value-type="float" office:value="1754.16281">
                <text:p>1754.162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00">
                <text:p>900000</text:p>
              </table:table-cell>
              <table:table-cell office:value-type="float" office:value="1921.429397">
                <text:p>1921.4293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00">
                <text:p>950000</text:p>
              </table:table-cell>
              <table:table-cell office:value-type="float" office:value="2071.055514">
                <text:p>2071.0555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0">
                <text:p>1000000</text:p>
              </table:table-cell>
              <table:table-cell office:value-type="float" office:value="2292.740577">
                <text:p>2292.7405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